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4494" officeooo:paragraph-rsid="000e4494"/>
    </style:style>
    <style:style style:name="P2" style:family="paragraph" style:parent-style-name="Standard" style:list-style-name="L1">
      <style:text-properties officeooo:rsid="000e4494" officeooo:paragraph-rsid="000e4494"/>
    </style:style>
    <style:style style:name="P3" style:family="paragraph" style:parent-style-name="Standard" style:list-style-name="L1">
      <style:text-properties officeooo:rsid="000f9aa7" officeooo:paragraph-rsid="000f9aa7"/>
    </style:style>
    <style:style style:name="P4" style:family="paragraph" style:parent-style-name="Standard" style:list-style-name="L1">
      <style:text-properties officeooo:rsid="0010b56b" officeooo:paragraph-rsid="0010b56b"/>
    </style:style>
    <style:style style:name="P5" style:family="paragraph" style:parent-style-name="Standard" style:list-style-name="L1">
      <style:text-properties officeooo:rsid="0011bdf6" officeooo:paragraph-rsid="0011bdf6"/>
    </style:style>
    <style:style style:name="P6" style:family="paragraph" style:parent-style-name="Standard" style:list-style-name="L1">
      <style:text-properties officeooo:rsid="00124eb8" officeooo:paragraph-rsid="00124eb8"/>
    </style:style>
    <style:style style:name="T1" style:family="text">
      <style:text-properties officeooo:rsid="0010b56b"/>
    </style:style>
    <style:style style:name="T2" style:family="text">
      <style:text-properties officeooo:rsid="00124eb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las generales:</text:p>
      <text:list xml:id="list1947014957" text:style-name="L1">
        <text:list-item>
          <text:p text:style-name="P2">Los organismos no pueden moverse en diagonal, solo las células.</text:p>
        </text:list-item>
        <text:list-item>
          <text:p text:style-name="P2">Las células <text:span text:style-name="T1">hacen </text:span>mitosis si y solo si hay por lo más 2 células semejantes a su alrededor.</text:p>
          <text:list>
            <text:list-item>
              <text:p text:style-name="P2">Pueden surgir hasta 2 células: 2 si no hay ninguna célula a su alrededor 1 en cualquier otro caso.</text:p>
            </text:list-item>
            <text:list-item>
              <text:p text:style-name="P2">La nueva célula <text:span text:style-name="T1">nueva se ubicará</text:span> en cualquier espacio vacío, <text:span text:style-name="T1">preferiblemente en una diagonal.</text:span></text:p>
            </text:list-item>
            <text:list-item>
              <text:p text:style-name="P2">Si la célula <text:span text:style-name="T1">nueva</text:span> surge en un espacio adyacente a la célula madre, entonces se crea un organismo.</text:p>
            </text:list-item>
          </text:list>
        </text:list-item>
        <text:list-item>
          <text:p text:style-name="P3">Las células se pueden matar entre sí para comerse o bien hacer <text:span text:style-name="T1">simbiosis</text:span> y crear organismos:</text:p>
          <text:list>
            <text:list-item>
              <text:p text:style-name="P3">Si el número de células alrededor semejantes es mayor al número de células diferentes, entonces la célula se come a la otra.</text:p>
            </text:list-item>
            <text:list-item>
              <text:p text:style-name="P3">Si el número de células alrededor semejantes es menor al número de células diferentes, entonces la célula intentará huir de la otra.</text:p>
            </text:list-item>
            <text:list-item>
              <text:p text:style-name="P3">Si el número de células alrededor semejantes es igual al número de células diferentes, entonces <text:span text:style-name="T2">estas hacen simbiosis y crean un organismo</text:span> entre aquellas que sean adyacentes, si no hay, entonces no ocurre nada.</text:p>
            </text:list-item>
            <text:list-item>
              <text:p text:style-name="P6">Si hay un organismo en dirección al movimiento de la célula, esta se unificará con el ente.</text:p>
            </text:list-item>
          </text:list>
        </text:list-item>
        <text:list-item>
          <text:p text:style-name="P3">Los organismos se pueden matar entre sí para comerse o bien ampliar su <text:span text:style-name="T1">simbiosis:</text:span></text:p>
          <text:list>
            <text:list-item>
              <text:p text:style-name="P3">Si el número de células que compone el organismo es mayor al número de células que compone a otro organismo, entonces el primero mata al segundo, <text:s/>moviéndose poco a poco a su posición.</text:p>
            </text:list-item>
            <text:list-item>
              <text:p text:style-name="P4">Si el número de células que compone el organismo es menor al número de células que compone a otro organismo, entonces el primero intentará huir del segundo.</text:p>
            </text:list-item>
            <text:list-item>
              <text:p text:style-name="P4">Si el número de células que compone el organismo es igual al número de células que compone a otro organismo y existe una relación adyacente, entonces hay una probabilidad de que hagan simbiosis, de lo contrario solo se ignoran sin pasar uno encima del otro.</text:p>
            </text:list-item>
            <text:list-item>
              <text:p text:style-name="P5">Si hay células al rededor del organismo, este solo se comerá aquellas que estén en dirección a su movimiento.</text:p>
            </text:list-item>
          </text:list>
        </text:list-item>
        <text:list-item>
          <text:p text:style-name="P4">Los organismos tienen una longevidad, por lo tanto, una vez pase el tiempo este morirá.</text:p>
        </text:list-item>
        <text:list-item>
          <text:p text:style-name="P4">Los organismos tienen hambre, por lo que si no comen una cantidad de otras células, morirá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23:05:04.410806988</meta:creation-date>
    <dc:date>2024-05-16T00:42:10.905482677</dc:date>
    <meta:editing-duration>PT4M5S</meta:editing-duration>
    <meta:editing-cycles>1</meta:editing-cycles>
    <meta:document-statistic meta:table-count="0" meta:image-count="0" meta:object-count="0" meta:page-count="1" meta:paragraph-count="18" meta:word-count="378" meta:character-count="2108" meta:non-whitespace-character-count="1764"/>
    <meta:generator>LibreOffice/7.3.7.2$Linux_X86_64 LibreOffice_project/30$Build-2</meta:generator>
  </office:meta>
</office:document-meta>
</file>